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Mono" officeooo:rsid="00029d3a" officeooo:paragraph-rsid="00029d3a"/>
    </style:style>
    <style:style style:name="P2" style:family="paragraph" style:parent-style-name="Standard">
      <style:text-properties style:font-name="Liberation Mono" officeooo:rsid="00029d3a" officeooo:paragraph-rsid="00049764"/>
    </style:style>
    <style:style style:name="P3" style:family="paragraph" style:parent-style-name="Standard">
      <style:text-properties style:font-name="Liberation Mono" officeooo:rsid="00049764" officeooo:paragraph-rsid="00049764"/>
    </style:style>
    <style:style style:name="P4" style:family="paragraph" style:parent-style-name="Standard">
      <style:text-properties style:font-name="Liberation Mono" fo:font-weight="bold" officeooo:rsid="00029d3a" officeooo:paragraph-rsid="00029d3a" style:font-weight-asian="bold" style:font-weight-complex="bold"/>
    </style:style>
    <style:style style:name="P5" style:family="paragraph" style:parent-style-name="Standard">
      <style:text-properties style:font-name="Liberation Mono" fo:font-weight="bold" officeooo:rsid="00029d3a" officeooo:paragraph-rsid="00049764" style:font-weight-asian="bold" style:font-weight-complex="bold"/>
    </style:style>
    <style:style style:name="P6" style:family="paragraph" style:parent-style-name="Standard">
      <style:text-properties style:font-name="Liberation Mono" fo:font-weight="bold" officeooo:rsid="00049764" officeooo:paragraph-rsid="00049764" style:font-weight-asian="bold" style:font-weight-complex="bold"/>
    </style:style>
    <style:style style:name="P7" style:family="paragraph" style:parent-style-name="Standard">
      <style:text-properties style:font-name="Liberation Mono" fo:font-weight="bold" officeooo:rsid="00058404" officeooo:paragraph-rsid="00058404" style:font-weight-asian="bold" style:font-weight-complex="bold"/>
    </style:style>
    <style:style style:name="P8" style:family="paragraph" style:parent-style-name="Standard">
      <style:text-properties style:font-name="Liberation Mono" fo:font-weight="normal" officeooo:rsid="00049764" officeooo:paragraph-rsid="00049764" style:font-weight-asian="normal" style:font-weight-complex="normal"/>
    </style:style>
    <style:style style:name="P9" style:family="paragraph" style:parent-style-name="Standard">
      <style:text-properties style:font-name="Liberation Mono" officeooo:rsid="00052199" officeooo:paragraph-rsid="00052199"/>
    </style:style>
    <style:style style:name="P10" style:family="paragraph" style:parent-style-name="Standard">
      <style:text-properties style:font-name="Liberation Mono" officeooo:rsid="00058404" officeooo:paragraph-rsid="00058404"/>
    </style:style>
    <style:style style:name="P11" style:family="paragraph" style:parent-style-name="Standard">
      <style:text-properties style:font-name="Liberation Mono" fo:font-style="italic" officeooo:rsid="00052199" officeooo:paragraph-rsid="00052199" style:font-style-asian="italic" style:font-style-complex="italic"/>
    </style:style>
    <style:style style:name="T1" style:family="text">
      <style:text-properties officeooo:rsid="0005840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Making a Logo with Logo Generator</text:p>
      <text:p text:style-name="P1"/>
      <text:p text:style-name="P9">The Logogen Application on your badge is a quick and easy way to design your own custom logo without using any external tools.</text:p>
      <text:p text:style-name="P9"/>
      <text:p text:style-name="P9"/>
      <text:p text:style-name="P7">Layers</text:p>
      <text:p text:style-name="P9"/>
      <text:p text:style-name="P9">A Logogen logo consists of 5 layers.</text:p>
      <text:p text:style-name="P9"/>
      <text:p text:style-name="P11">Layer 0: Background</text:p>
      <text:p text:style-name="P9"/>
      <text:p text:style-name="P10">A procedurally generated pattern behind all of the other layers.</text:p>
      <text:p text:style-name="P9"/>
      <text:p text:style-name="P11">Layer 1: Mid-ground</text:p>
      <text:p text:style-name="P9"/>
      <text:p text:style-name="P10">0-3 'Big' Tymkrscii Glyph characters spread randomly around, drawn using 1 randomly selected tymkrscii glyph per pixel.</text:p>
      <text:p text:style-name="P9"/>
      <text:p text:style-name="P11">Layer 2: Clip Art</text:p>
      <text:p text:style-name="P9"/>
      <text:p text:style-name="P10">A randomly selected clip art tci image imported from clipart/ directory on your badge. <text:s/>If you add tci files to this directory, those images will be available in Logogen automatically. <text:s/>Glyph 0 is transparent, allowing elements on layers 0 and 1 to show through the clipart.</text:p>
      <text:p text:style-name="P9"/>
      <text:p text:style-name="P11">Layer 3: Mega Glyph</text:p>
      <text:p text:style-name="P9"/>
      <text:p text:style-name="P10">0-1 'Mega' Tymkrscii Glyph characters placed center on screen, drawn using 3x3 randomly selected Tymkrscii glyph characters per pixel. <text:s/>Many of the glyphs are drawing characters, so this can lend toward nice framing effects.</text:p>
      <text:p text:style-name="P9"/>
      <text:p text:style-name="P11">Layer 4: User Name</text:p>
      <text:p text:style-name="P9"/>
      <text:p text:style-name="P10">Places your user name at the bottom right of the logo. <text:s/>An easy way to sign your work before propagating it out to the Network.</text:p>
      <text:p text:style-name="P9"/>
      <text:p text:style-name="P11">Layer 5: HUD</text:p>
      <text:p text:style-name="P9"/>
      <text:p text:style-name="P9"><text:span text:style-name="T1">T</text:span>he HUD layer is only displayed in the Logogen application (if is not saved to the completed logo). <text:s/>It adds three number to the lower left of the image. <text:s/>The top number lets you know what layer you have selected. <text:s/>The next number down lets you know if the selected layer is enabled or not. <text:s/>The bottom number lets you know what option is selected for the layer.</text:p>
      <text:p text:style-name="P9"/>
      <text:p text:style-name="P10">The HUD layer will only be displayed if you enable it.</text:p>
      <text:p text:style-name="P10"/>
      <text:p text:style-name="P10">The HUD will only update after an action which updates the whole image. <text:s/>Some actions, like changing which layer you have selected will not update the image (because that that would make the process take even longer, and no one wants that).</text:p>
      <text:p text:style-name="P10"/>
      <text:p text:style-name="P10"/>
      <text:p text:style-name="P7">Controls</text:p>
      <text:p text:style-name="P10"/>
      <text:p text:style-name="P10">When Logogen starts up, it displays some instructions but is actually already running. <text:s/>Rotate the encoder to change which color and press the encoder to enact an action.</text:p>
      <text:p text:style-name="P10"/>
      <text:p text:style-name="P10">Red: Enable / Disable the currently selected layer</text:p>
      <text:p text:style-name="P10"/>
      <text:p text:style-name="P10">Yellow: Switch to the next lowest layer (if you are on layer 0, this will switch to layer 5)</text:p>
      <text:p text:style-name="P10"/>
      <text:p text:style-name="P10">Green: Switch to the next highest layer (if you are on layer 5, this will switch to layer 0)</text:p>
      <text:p text:style-name="P10"/>
      <text:p text:style-name="P10">Teal: Switch the currently selected layer to the next highest option (if you are on option 255, this will switch to option 0)</text:p>
      <text:p text:style-name="P10"/>
      <text:p text:style-name="P10">Blue: Switch the currently selected layer to the next lowest option (if you are on option 0, this will switch to option 255)</text:p>
      <text:p text:style-name="P10"/>
      <text:p text:style-name="P10">Violet: Save the current logo to your user file it will ask for verification, just in case you select violet on accident.</text:p>
      <text:p text:style-name="P10"/>
      <text:p text:style-name="P10"/>
      <text:p text:style-name="P1"/>
      <text:p text:style-name="P4">Making a Logo with Tymkrscii Draw</text:p>
      <text:p text:style-name="P1"/>
      <text:p text:style-name="P3">Tymkrscii Draw is a python3 tkinter application which is a wysiwyg editor for tci files. <text:s/>Additionally, it can save a tci file as a tcipage mode 0 file for use as a logo (or menu) on the badge.</text:p>
      <text:p text:style-name="P3"/>
      <text:p text:style-name="P1"/>
      <text:p text:style-name="P4">Making a Logo with trnscdr and Tymkrscii Draw</text:p>
      <text:p text:style-name="P1"/>
      <text:p text:style-name="P3">trnscder is a ptyhon3 tkinter application which is a transcoder for converting png image files into tci files. <text:s/>This allows you to edit your custom logo in any raster image editor, convert it to a tci file, then load that tci into Tymkrscii Draw for final touches and exporting as a tcipage file.</text:p>
      <text:p text:style-name="P1"/>
      <text:p text:style-name="P1"/>
      <text:p text:style-name="P5">Getting a Custom Logo on your Badge</text:p>
      <text:p text:style-name="P2"/>
      <text:p text:style-name="P3">Save your finished logo as custom.tcipage and upload it to the root directory of your badge using a tool like Thonny or rshell. <text:s/>On the badge Main Menu select System Menu. <text:s/>On the System Menu select Uploader. <text:s/>When prompted enter [r]ed for 'yes' and the badge will swap out the logo in your user file for the custom logo you uploaded to your badge.</text:p>
      <text:p text:style-name="P3"/>
      <text:p text:style-name="P3"/>
      <text:p text:style-name="P6">Getting your Custom Logo onto Everyone's Badge</text:p>
      <text:p text:style-name="P3"/>
      <text:p text:style-name="P3">Your logo is part of your user file, and your user file gets send to other badges when you badge is in Network Mode. <text:s/>The more you keep your badge in Network Mode, and the more badges are are around, the faster your Logo will find its way onto the Network and out on other's badges.</text:p>
      <text:p text:style-name="P3"/>
      <text:p text:style-name="P3"/>
      <text:p text:style-name="P6">Viewing All of the Custom Logos you have Collected</text:p>
      <text:p text:style-name="P8"/>
      <text:p text:style-name="P3">From the System Menu, select Sleep Settings then select the Collection Cycle option. <text:s/>Now, when your badge goes into sleep mode, it will display Logos you have collected over the Network.</text:p>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0T13:17:52.399334462</meta:creation-date>
    <dc:date>2023-03-20T15:15:40.927952835</dc:date>
    <meta:editing-duration>PT1H57M44S</meta:editing-duration>
    <meta:editing-cycles>6</meta:editing-cycles>
    <meta:generator>LibreOffice/7.4.5.1$Linux_X86_64 LibreOffice_project/40$Build-1</meta:generator>
    <meta:document-statistic meta:table-count="0" meta:image-count="0" meta:object-count="0" meta:page-count="1" meta:paragraph-count="36" meta:word-count="733" meta:character-count="4066" meta:non-whitespace-character-count="3352"/>
  </office:meta>
</office:document-meta>
</file>